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27.632cm" svg:height="18.929cm" svg:x="1.068cm" svg:y="1.07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1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4T21:23:25.060521105</meta:creation-date>
    <dc:date>2016-04-05T01:54:11.367293944</dc:date>
    <meta:editing-duration>P0D</meta:editing-duration>
    <meta:editing-cycles>6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633cm" svg:height="18.93cm" xlink:href="." xlink:type="simple" chart:class="chart:bar" chart:style-name="ch1">
        <chart:legend chart:legend-position="top" svg:x="11.035cm" svg:y="0.185cm" style:legend-expansion="wide" chart:style-name="ch2"/>
        <chart:plot-area chart:style-name="ch3" chart:data-source-has-labels="both" svg:x="1.741cm" svg:y="1.248cm" svg:width="25.34cm" svg:height="16.145cm">
          <chartooo:coordinate-region svg:x="2.476cm" svg:y="1.491cm" svg:width="24.605cm" svg:height="12.356cm"/>
          <chart:axis chart:dimension="x" chart:name="primary-x" chart:style-name="ch4" chartooo:axis-type="auto">
            <chartooo:date-scale/>
            <chart:title svg:x="12.687cm" svg:y="17.771cm" chart:style-name="ch5">
              <text:p>Scoring functions</text:p>
            </chart:title>
            <chart:categories table:cell-range-address="local-table.$A$2:.$A$31"/>
          </chart:axis>
          <chart:axis chart:dimension="y" chart:name="primary-y" chart:style-name="ch6">
            <chart:title svg:x="0.451cm" svg:y="11.785cm" chart:style-name="ch7">
              <text:p>Success rate percentage</text:p>
            </chart:title>
            <chart:grid chart:style-name="ch8" chart:class="major"/>
          </chart:axis>
          <chart:series chart:style-name="ch9" chart:values-cell-range-address="local-table.$B$2:.$B$31" chart:label-cell-address="local-table.$B$1" chart:class="chart:bar">
            <chart:data-point chart:repeated="30"/>
          </chart:series>
          <chart:series chart:style-name="ch10" chart:values-cell-range-address="local-table.$C$2:.$C$31" chart:label-cell-address="local-table.$C$1" chart:class="chart:bar">
            <chart:data-point chart:repeated="30"/>
          </chart:series>
          <chart:series chart:style-name="ch11" chart:values-cell-range-address="local-table.$D$2:.$D$31" chart:label-cell-address="local-table.$D$1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</table:table-cell>
              <table:table-cell office:value-type="string">
                <text:p> 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CP_ELOCAL_CB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CP_MSBM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ZLOCAL_CB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CP_Qm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BL</text:p>
              </table:table-cell>
              <table:table-cell office:value-type="float" office:value="20">
                <text:p>20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46.6666666667">
                <text:p>46.6666666667</text:p>
              </table:table-cell>
            </table:table-row>
            <table:table-row>
              <table:table-cell office:value-type="string">
                <text:p>CP_Qa</text:p>
              </table:table-cell>
              <table:table-cell office:value-type="float" office:value="20">
                <text:p>20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P_WENG</text:p>
              </table:table-cell>
              <table:table-cell office:value-type="float" office:value="0">
                <text:p>0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46.6666666667">
                <text:p>46.6666666667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0">
                <text:p>0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TD</text:p>
              </table:table-cell>
              <table:table-cell office:value-type="float" office:value="0">
                <text:p>0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SJKG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CP_TEl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RO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46.6666666667">
                <text:p>46.6666666667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46.6666666667">
                <text:p>46.6666666667</text:p>
              </table:table-cell>
            </table:table-row>
            <table:table-row>
              <table:table-cell office:value-type="string">
                <text:p>AP_GOAP_ALL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40">
                <text:p>40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Z3DC_MIN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40">
                <text:p>40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SKOa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40">
                <text:p>40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DESOLV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CP_VD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ODA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73.3333333333">
                <text:p>73.3333333333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20">
                <text:p>20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20">
                <text:p>20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40">
                <text:p>40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P_calRW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53.3333333333">
                <text:p>53.3333333333</text:p>
              </table:table-cell>
              <table:table-cell office:value-type="float" office:value="66.6666666667">
                <text:p>66.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